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12.241cm"/>
    </style:style>
    <style:style style:name="co4" style:family="table-column">
      <style:table-column-properties fo:break-before="auto" style:column-width="6.525cm"/>
    </style:style>
    <style:style style:name="co6" style:family="table-column">
      <style:table-column-properties fo:break-before="auto" style:column-width="13.18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b4c7e7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font-name="游ゴシック" style:font-name-asian="游ゴシック" style:font-name-complex="Arial1"/>
    </style:style>
    <style:style style:name="ce7" style:family="table-cell" style:parent-style-name="Excel_20_Built-in_20_Normal">
      <style:table-cell-properties style:diagonal-bl-tr="none" style:diagonal-tl-br="none" fo:background-color="transparent" fo:border="0.002cm solid #000000" style:rotation-align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6" table:default-cell-style-name="Default"/>
        <table:table-row table:style-name="ro2">
          <table:table-cell table:style-name="ce1" office:value-type="string">
            <text:p>機能</text:p>
          </table:table-cell>
          <table:table-cell table:style-name="ce1" office:value-type="string">
            <text:p>URL(/はindex.php)</text:p>
          </table:table-cell>
          <table:table-cell table:style-name="ce1" office:value-type="string">
            <text:p>機能詳細</text:p>
          </table:table-cell>
          <table:table-cell table:style-name="ce1" office:value-type="string">
            <text:p>備考</text:p>
          </table:table-cell>
        </table:table-row>
        <table:table-row table:style-name="ro4">
          <table:table-cell table:style-name="ce2" office:value-type="string">
            <text:p>トップページ</text:p>
          </table:table-cell>
          <table:table-cell table:style-name="ce2" office:value-type="string">
            <text:p>/</text:p>
          </table:table-cell>
          <table:table-cell table:style-name="ce2" office:value-type="string">
            <text:p>トップページ</text:p>
          </table:table-cell>
          <table:table-cell table:style-name="ce2" office:value-type="string">
            <text:p>おすすめ商品、お知らせ</text:p>
          </table:table-cell>
        </table:table-row>
        <table:table-row table:style-name="ro4">
          <table:table-cell office:value-type="string" table:number-columns-spanned="1" table:number-rows-spanned="5">
            <text:p>一般ページ</text:p>
          </table:table-cell>
          <table:table-cell table:style-name="ce4" office:value-type="string">
            <text:p>shared_recipe_book/recipe/ </text:p>
          </table:table-cell>
          <table:table-cell table:style-name="ce2" office:value-type="string">
            <text:p>会員トップページ</text:p>
          </table:table-cell>
          <table:table-cell table:style-name="ce2" office:value-type="string">
            <text:p>レシピ一覧、レシピ検索、レシピ登録、レシピ修正、レシピ削除</text:p>
          </table:table-cell>
        </table:table-row>
        <table:table-row table:style-name="ro4">
          <table:covered-table-cell table:style-name="Default"/>
          <table:table-cell office:value-type="string">
            <text:p>shared_recipe_book/recipe/recipe.php</text:p>
          </table:table-cell>
          <table:table-cell office:value-type="string">
            <text:p>レシピ詳細</text:p>
          </table:table-cell>
          <table:table-cell table:style-name="ce7" office:value-type="string">
            <text:p>詳しい作り方など</text:p>
          </table:table-cell>
        </table:table-row>
        <table:table-row table:style-name="ro4">
          <table:covered-table-cell/>
          <table:table-cell office:value-type="string">
            <text:p>shared_recipe_book/recipe/service_recipe.php</text:p>
          </table:table-cell>
          <table:table-cell office:value-type="string">
            <text:p>レシピ検索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service_material.php</text:p>
          </table:table-cell>
          <table:table-cell office:value-type="string">
            <text:p>材料検索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service_time.php</text:p>
          </table:table-cell>
          <table:table-cell office:value-type="string">
            <text:p>時間検索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/>
        </table:table-row>
        <table:table-row table:style-name="ro4">
          <table:table-cell office:value-type="string" table:number-columns-spanned="1" table:number-rows-spanned="11">
            <text:p>会員ページ</text:p>
          </table:table-cell>
          <table:table-cell table:style-name="ce6" office:value-type="string">
            <text:p>shared_recipe_book/login/ </text:p>
          </table:table-cell>
          <table:table-cell table:style-name="ce2" office:value-type="string">
            <text:p>会員ログインページ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shared_recipe_book/login/add.php</text:p>
          </table:table-cell>
          <table:table-cell table:style-name="ce2" office:value-type="string">
            <text:p>新規会員登録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shared_recipe_book/login/add_action.php</text:p>
          </table:table-cell>
          <table:table-cell table:style-name="ce2" office:value-type="string">
            <text:p>新規会員登録処理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shared_recipe_book/login/login.php</text:p>
          </table:table-cell>
          <table:table-cell table:style-name="ce2" office:value-type="string">
            <text:p>会員ログイン処理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shared_recipe_book/login/logout.php</text:p>
          </table:table-cell>
          <table:table-cell table:style-name="ce2" office:value-type="string">
            <text:p>会員ログアウト</text:p>
          </table:table-cell>
          <table:table-cell table:style-name="ce2" office:value-type="string">
            <text:p>ログアウト後、未ログイントップ？</text:p>
          </table:table-cell>
        </table:table-row>
        <table:table-row table:style-name="ro4">
          <table:covered-table-cell/>
          <table:table-cell office:value-type="string">
            <text:p>shared_recipe_book/recipe/add.php</text:p>
          </table:table-cell>
          <table:table-cell office:value-type="string">
            <text:p>新規レシピ登録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add_action.php</text:p>
          </table:table-cell>
          <table:table-cell office:value-type="string">
            <text:p>新規レシピ登録処理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edit.php</text:p>
          </table:table-cell>
          <table:table-cell office:value-type="string">
            <text:p>レシピ修正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edit_action.php</text:p>
          </table:table-cell>
          <table:table-cell office:value-type="string">
            <text:p>レシピ修正処理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delete.php</text:p>
          </table:table-cell>
          <table:table-cell office:value-type="string">
            <text:p>レシピ削除</text:p>
          </table:table-cell>
          <table:table-cell/>
        </table:table-row>
        <table:table-row table:style-name="ro4">
          <table:covered-table-cell/>
          <table:table-cell office:value-type="string">
            <text:p>shared_recipe_book/recipe/delete_action.php</text:p>
          </table:table-cell>
          <table:table-cell office:value-type="string">
            <text:p>レシピ削除処理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/07/25</text:date>, <text:time>15:0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iwagi Nozomi</meta:initial-creator>
    <meta:creation-date>2020-07-24T15:30:32.48</meta:creation-date>
    <dc:date>2020-07-25T15:07:48.26</dc:date>
    <dc:creator>Kashiwagi Nozomi</dc:creator>
    <meta:editing-duration>PT52M14S</meta:editing-duration>
    <meta:editing-cycles>3</meta:editing-cycles>
    <meta:generator>OpenOffice/4.1.7$Win32 OpenOffice.org_project/417m1$Build-9800</meta:generator>
    <meta:document-statistic meta:table-count="3" meta:cell-count="45" meta:object-count="0"/>
  </office:meta>
</office:document-meta>
</file>